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e16b" officeooo:paragraph-rsid="0005e16b"/>
    </style:style>
    <style:style style:name="P2" style:family="paragraph" style:parent-style-name="Standard">
      <style:text-properties officeooo:rsid="0005e16b" officeooo:paragraph-rsid="00079822"/>
    </style:style>
    <style:style style:name="P3" style:family="paragraph" style:parent-style-name="Standard">
      <style:text-properties fo:font-weight="bold" officeooo:rsid="0005e16b" officeooo:paragraph-rsid="0005e16b" style:font-weight-asian="bold" style:font-weight-complex="bold"/>
    </style:style>
    <style:style style:name="P4" style:family="paragraph" style:parent-style-name="Standard">
      <style:text-properties fo:font-weight="bold" officeooo:rsid="0006dcd1" officeooo:paragraph-rsid="0006dcd1" style:font-weight-asian="bold" style:font-weight-complex="bold"/>
    </style:style>
    <style:style style:name="P5" style:family="paragraph" style:parent-style-name="Standard">
      <style:text-properties fo:font-weight="bold" officeooo:rsid="00084661" officeooo:paragraph-rsid="00084661" style:font-weight-asian="bold" style:font-weight-complex="bold"/>
    </style:style>
    <style:style style:name="P6" style:family="paragraph" style:parent-style-name="Standard">
      <style:text-properties fo:font-weight="bold" officeooo:rsid="0011d942" officeooo:paragraph-rsid="0011d942" style:font-weight-asian="bold" style:font-weight-complex="bold"/>
    </style:style>
    <style:style style:name="P7" style:family="paragraph" style:parent-style-name="Standard">
      <style:text-properties fo:font-weight="bold" officeooo:rsid="001ba56f" officeooo:paragraph-rsid="001ba56f" style:font-weight-asian="bold" style:font-weight-complex="bold"/>
    </style:style>
    <style:style style:name="P8" style:family="paragraph" style:parent-style-name="Standard">
      <style:text-properties officeooo:rsid="0006dcd1" officeooo:paragraph-rsid="0006dcd1"/>
    </style:style>
    <style:style style:name="P9" style:family="paragraph" style:parent-style-name="Standard">
      <style:text-properties officeooo:rsid="0007728c" officeooo:paragraph-rsid="0007728c"/>
    </style:style>
    <style:style style:name="P10" style:family="paragraph" style:parent-style-name="Standard">
      <style:text-properties officeooo:rsid="00084661" officeooo:paragraph-rsid="00084661"/>
    </style:style>
    <style:style style:name="P11" style:family="paragraph" style:parent-style-name="Standard">
      <style:text-properties officeooo:rsid="00084661" officeooo:paragraph-rsid="000ecb40"/>
    </style:style>
    <style:style style:name="P12" style:family="paragraph" style:parent-style-name="Standard">
      <style:text-properties officeooo:rsid="00084661" officeooo:paragraph-rsid="001017f9"/>
    </style:style>
    <style:style style:name="P13" style:family="paragraph" style:parent-style-name="Standard">
      <style:text-properties officeooo:rsid="00084661" officeooo:paragraph-rsid="00117abd"/>
    </style:style>
    <style:style style:name="P14" style:family="paragraph" style:parent-style-name="Standard">
      <style:text-properties officeooo:rsid="0011d942" officeooo:paragraph-rsid="0011d942"/>
    </style:style>
    <style:style style:name="P15" style:family="paragraph" style:parent-style-name="Standard">
      <style:text-properties officeooo:rsid="0011d942" officeooo:paragraph-rsid="001b23cc"/>
    </style:style>
    <style:style style:name="P16" style:family="paragraph" style:parent-style-name="Standard">
      <style:text-properties officeooo:rsid="0011d942" officeooo:paragraph-rsid="001d971c"/>
    </style:style>
    <style:style style:name="P17" style:family="paragraph" style:parent-style-name="Standard">
      <style:text-properties officeooo:rsid="0011d942" officeooo:paragraph-rsid="0021ef19"/>
    </style:style>
    <style:style style:name="P18" style:family="paragraph" style:parent-style-name="Standard">
      <style:text-properties officeooo:rsid="00155063" officeooo:paragraph-rsid="00155063"/>
    </style:style>
    <style:style style:name="P19" style:family="paragraph" style:parent-style-name="Standard">
      <style:text-properties officeooo:rsid="00159e91" officeooo:paragraph-rsid="00159e91"/>
    </style:style>
    <style:style style:name="P20" style:family="paragraph" style:parent-style-name="Standard">
      <style:text-properties officeooo:rsid="001ba56f" officeooo:paragraph-rsid="001ba56f"/>
    </style:style>
    <style:style style:name="P21" style:family="paragraph" style:parent-style-name="Standard">
      <style:text-properties officeooo:rsid="001d971c" officeooo:paragraph-rsid="001d971c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05e16b" officeooo:paragraph-rsid="0005e16b" style:font-weight-asian="bold" style:font-weight-complex="bold"/>
    </style:style>
    <style:style style:name="P23" style:family="paragraph" style:parent-style-name="Standard">
      <style:text-properties officeooo:rsid="000ecb40" officeooo:paragraph-rsid="000ecb40"/>
    </style:style>
    <style:style style:name="P24" style:family="paragraph" style:parent-style-name="Standard">
      <style:text-properties officeooo:rsid="0020e399" officeooo:paragraph-rsid="0020e399"/>
    </style:style>
    <style:style style:name="P25" style:family="paragraph" style:parent-style-name="Standard">
      <style:paragraph-properties fo:break-before="page"/>
      <style:text-properties fo:font-weight="bold" officeooo:rsid="0011d942" officeooo:paragraph-rsid="0011d942" style:font-weight-asian="bold" style:font-weight-complex="bold"/>
    </style:style>
    <style:style style:name="P26" style:family="paragraph" style:parent-style-name="Standard">
      <style:text-properties officeooo:rsid="0011d942" officeooo:paragraph-rsid="0011d942"/>
    </style:style>
    <style:style style:name="T1" style:family="text">
      <style:text-properties officeooo:rsid="0006dc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ffbe"/>
    </style:style>
    <style:style style:name="T4" style:family="text">
      <style:text-properties officeooo:rsid="000b873e"/>
    </style:style>
    <style:style style:name="T5" style:family="text">
      <style:text-properties officeooo:rsid="000cd0f9"/>
    </style:style>
    <style:style style:name="T6" style:family="text">
      <style:text-properties officeooo:rsid="000dfd20"/>
    </style:style>
    <style:style style:name="T7" style:family="text">
      <style:text-properties officeooo:rsid="000ecb40"/>
    </style:style>
    <style:style style:name="T8" style:family="text">
      <style:text-properties officeooo:rsid="0019e0fb"/>
    </style:style>
    <style:style style:name="T9" style:family="text">
      <style:text-properties officeooo:rsid="001b23cc"/>
    </style:style>
    <style:style style:name="T10" style:family="text">
      <style:text-properties officeooo:rsid="001c6679"/>
    </style:style>
    <style:style style:name="T11" style:family="text">
      <style:text-properties officeooo:rsid="001c6a94"/>
    </style:style>
    <style:style style:name="T12" style:family="text">
      <style:text-properties officeooo:rsid="001f2047"/>
    </style:style>
    <style:style style:name="T13" style:family="text">
      <style:text-properties officeooo:rsid="001fc8e4"/>
    </style:style>
    <style:style style:name="T14" style:family="text">
      <style:text-properties officeooo:rsid="0021819c"/>
    </style:style>
    <style:style style:name="T15" style:family="text">
      <style:text-properties officeooo:rsid="0021ef19"/>
    </style:style>
    <style:style style:name="T16" style:family="text">
      <style:text-properties officeooo:rsid="0024ac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ojeto do site RibaFS Portal</text:p>
      <text:p text:style-name="P1"/>
      <text:p text:style-name="P9"><text:span text:style-name="T2">Descrição</text:span> – site destinado a abrigar conteúdo sobre servidores SGBD (MySQL e SQLite) e Web (Apache e PHP), desenvolvimento web (CMS Joomla e Framework CakePHP) e mobile (Intel XDK, Unity3D, Phaser, Gdevelop, WiMi5, Scratch e outros) além dos conhecimentos básicos (HTML5, CSS3, JavaScript, jQuery e jQueryMobile).</text:p>
      <text:p text:style-name="P9"/>
      <text:p text:style-name="P1"><text:span text:style-name="T2">Nome do site</text:span> – RibaFS Portal</text:p>
      <text:p text:style-name="P1"><text:span text:style-name="T2">Servidor</text:span> – Amazon EC2 free por um ano</text:p>
      <text:p text:style-name="P1"><text:span text:style-name="T2">Domínio</text:span> – ribafs.org</text:p>
      <text:p text:style-name="P1"><text:span text:style-name="T2">Início</text:span> – <text:span text:style-name="T11">26 de março de </text:span>2016</text:p>
      <text:p text:style-name="P1"><text:span text:style-name="T2">Estimativa de conclusão</text:span> – 3 meses</text:p>
      <text:p text:style-name="P18"><text:span text:style-name="T2">Logomarca</text:span> – imagem contendo os principais assuntos do site</text:p>
      <text:p text:style-name="P19"><text:span text:style-name="T2">Tema do site</text:span> – em Azul (cabeçalho e rodapé) e Background em azul claro</text:p>
      <text:p text:style-name="P1"/>
      <text:p text:style-name="P2"><text:span text:style-name="T2">Ferramenta de criação do site</text:span> </text:p>
      <text:p text:style-name="P2">CMS Joomla 3.5.1</text:p>
      <text:p text:style-name="P2"/>
      <text:p text:style-name="P5">Configurações</text:p>
      <text:p text:style-name="P10">- Habilitar mod_rewrite</text:p>
      <text:p text:style-name="P10">- Habilitar SSL</text:p>
      <text:p text:style-name="P12">- <text:span text:style-name="T3">Habilitar Cache progressivo <text:s/>na Configuração Global - Sistema</text:span></text:p>
      <text:p text:style-name="P13">- <text:span text:style-name="T3">Habilitar Compressão Gzip <text:s/>na Configuração Global - Servidor</text:span></text:p>
      <text:p text:style-name="P11">- <text:span text:style-name="T7">Entrar com palavras chaves gerais do site na Configuração Global</text:span></text:p>
      <text:p text:style-name="P23">- Entrar com uma descrição adequada na Configuração Global</text:p>
      <text:p text:style-name="P1"/>
      <text:p text:style-name="P3">Extensões de Terceiros:</text:p>
      <text:p text:style-name="P1">- Framework para template Gantry 5.2.13</text:p>
      <text:p text:style-name="P1">- Componente AimySitemap</text:p>
      <text:p text:style-name="P1">- Componente J<text:span text:style-name="T1">C</text:span>omments</text:p>
      <text:p text:style-name="P1">- <text:span text:style-name="T1">Componente Simple Joomla Backup</text:span></text:p>
      <text:p text:style-name="P1">- <text:span text:style-name="T1">Módulo Pensamento do Dia</text:span></text:p>
      <text:p text:style-name="P1">- <text:span text:style-name="T1">Módulo Social Comments Sharing</text:span></text:p>
      <text:p text:style-name="P1">- <text:span text:style-name="T1">Language pt-BR</text:span></text:p>
      <text:p text:style-name="P1">- <text:span text:style-name="T4">Componente Datasafe Pro – Backup</text:span></text:p>
      <text:p text:style-name="P1">- <text:span text:style-name="T5">Componente OSE Fileman</text:span></text:p>
      <text:p text:style-name="P1"/>
      <text:p text:style-name="P4">Extensões Nativas:</text:p>
      <text:p text:style-name="P8">- Módulo Breadcrumbs</text:p>
      <text:p text:style-name="P8">- Componente de Contato</text:p>
      <text:p text:style-name="P8">- <text:span text:style-name="T6">Habilitar </text:span>Plugin Recaptcha</text:p>
      <text:p text:style-name="P8">- Módulo Novidades</text:p>
      <text:p text:style-name="P8">- Módulo Populares</text:p>
      <text:p text:style-name="P8">- Módulo Rodapé</text:p>
      <text:p text:style-name="P8">- <text:span text:style-name="T3">Módulo de Busca</text:span></text:p>
      <text:p text:style-name="P8"/>
      <text:p text:style-name="P8"/>
      <text:p text:style-name="P25">Conteúdo</text:p>
      <text:p text:style-name="P14"/>
      <text:p text:style-name="P14">Categorias, Itens de Menu e Artigos</text:p>
      <text:p text:style-name="P14"/>
      <text:p text:style-name="P14">Renomear a categoria Unknown para Genérica</text:p>
      <text:p text:style-name="P14"/>
      <text:p text:style-name="P6">Categorias</text:p>
      <text:p text:style-name="P14"/>
      <text:p text:style-name="P14">Projeto</text:p>
      <text:p text:style-name="P14">Segurança</text:p>
      <text:p text:style-name="P14"><text:tab/>Joomla</text:p>
      <text:p text:style-name="P14"><text:tab/>Bancos de Dados</text:p>
      <text:p text:style-name="P14"><text:tab/>Mobile</text:p>
      <text:p text:style-name="P14"><text:tab/>CakePHP</text:p>
      <text:p text:style-name="P14">Servidor</text:p>
      <text:p text:style-name="P14"><text:tab/>SGBD</text:p>
      <text:p text:style-name="P14"><text:tab/><text:tab/>MySQL</text:p>
      <text:p text:style-name="P14"><text:tab/><text:tab/>SQLite</text:p>
      <text:p text:style-name="P14"><text:tab/>Web</text:p>
      <text:p text:style-name="P14"><text:tab/><text:tab/><text:span text:style-name="T16">CMS Joomla</text:span></text:p>
      <text:p text:style-name="P14">Conhecimentos Básicos</text:p>
      <text:p text:style-name="P14"><text:tab/>HTML5</text:p>
      <text:p text:style-name="P14"><text:tab/>CSS</text:p>
      <text:p text:style-name="P14"><text:tab/>JavaScript</text:p>
      <text:p text:style-name="P14"><text:tab/>jQuery</text:p>
      <text:p text:style-name="P14"><text:tab/>jQueryMobile</text:p>
      <text:p text:style-name="P14"><text:tab/><text:span text:style-name="T16">PHP</text:span></text:p>
      <text:p text:style-name="P14"><text:tab/><text:span text:style-name="T16">MySQL</text:span></text:p>
      <text:p text:style-name="P14"><text:tab/><text:span text:style-name="T16">SQLite</text:span></text:p>
      <text:p text:style-name="P14"><text:tab/><text:span text:style-name="T16">WebSQL</text:span></text:p>
      <text:p text:style-name="P14"><text:tab/><text:span text:style-name="T16">IndexedDB</text:span></text:p>
      <text:p text:style-name="P14">Meus Livros</text:p>
      <text:p text:style-name="P14">Desenvolvimento</text:p>
      <text:p text:style-name="P14"><text:tab/>Web</text:p>
      <text:p text:style-name="P16"><text:tab/><text:tab/>CMS Joomla</text:p>
      <text:p text:style-name="P21"><text:tab/><text:tab/><text:tab/>Introdução</text:p>
      <text:p text:style-name="P21"><text:tab/><text:tab/><text:tab/>Pré-requisitos e Instalação</text:p>
      <text:p text:style-name="P21"><text:tab/><text:tab/><text:tab/>Administração</text:p>
      <text:p text:style-name="P21"><text:tab/><text:tab/><text:tab/>Extensões nativas e de terceiros</text:p>
      <text:p text:style-name="P21"><text:tab/><text:tab/><text:tab/>Programação</text:p>
      <text:p text:style-name="P16"><text:tab/>Mobile</text:p>
      <text:p text:style-name="P14"><text:tab/><text:tab/>Intel XDK</text:p>
      <text:p text:style-name="P14"><text:tab/><text:tab/>Phaser</text:p>
      <text:p text:style-name="P14"><text:tab/><text:tab/>Unity3D</text:p>
      <text:p text:style-name="P14"><text:tab/><text:tab/>GDevelop</text:p>
      <text:p text:style-name="P14"><text:tab/><text:tab/>WiMi5</text:p>
      <text:p text:style-name="P14"><text:tab/>Ferramentas</text:p>
      <text:p text:style-name="P14"><text:tab/><text:tab/><text:span text:style-name="T12">Servidor</text:span></text:p>
      <text:p text:style-name="P14"><text:tab/><text:tab/>Editores</text:p>
      <text:p text:style-name="P14"><text:tab/><text:tab/>IDEs</text:p>
      <text:p text:style-name="P14"><text:tab/><text:tab/>Editores de Imagens</text:p>
      <text:p text:style-name="P14"><text:tab/><text:tab/>Editores de Áudio</text:p>
      <text:p text:style-name="P17"><text:soft-page-break/><text:tab/><text:span text:style-name="T14">Referências</text:span></text:p>
      <text:p text:style-name="P17"><text:tab/><text:tab/><text:span text:style-name="T14">Cursos Gratuitos</text:span></text:p>
      <text:p text:style-name="P17"><text:tab/><text:tab/><text:span text:style-name="T14">Cursos Pagos</text:span></text:p>
      <text:p text:style-name="P17"><text:tab/><text:tab/><text:span text:style-name="T14">Game Engines</text:span></text:p>
      <text:p text:style-name="P17"><text:tab/><text:tab/><text:span text:style-name="T14">Assets/Recursos Online</text:span></text:p>
      <text:p text:style-name="P17"><text:tab/><text:tab/><text:span text:style-name="T15">Guia de Profissões</text:span></text:p>
      <text:p text:style-name="P14">Blog</text:p>
      <text:p text:style-name="P14"><text:tab/>Saúde</text:p>
      <text:p text:style-name="P14"><text:tab/>Reflexão</text:p>
      <text:p text:style-name="P14"/>
      <text:p text:style-name="P6"/>
      <text:p text:style-name="P6">Itens de Menu</text:p>
      <text:p text:style-name="P14">Do menu Hydrogen Theme</text:p>
      <text:p text:style-name="P14"/>
      <text:p text:style-name="P14">Projeto</text:p>
      <text:p text:style-name="P14">Segurança</text:p>
      <text:p text:style-name="P14"><text:tab/>Joomla</text:p>
      <text:p text:style-name="P14"><text:tab/>Bancos de Dados</text:p>
      <text:p text:style-name="P14"><text:tab/>Mobile</text:p>
      <text:p text:style-name="P14"><text:tab/>CakePHP</text:p>
      <text:p text:style-name="P14">Servidor</text:p>
      <text:p text:style-name="P14"><text:tab/>SGBD</text:p>
      <text:p text:style-name="P14"><text:tab/><text:tab/>MySQL</text:p>
      <text:p text:style-name="P14"><text:tab/><text:tab/>SQLite</text:p>
      <text:p text:style-name="P14"><text:tab/>Web</text:p>
      <text:p text:style-name="P14"><text:tab/><text:tab/><text:span text:style-name="T16">CMS Joomla</text:span></text:p>
      <text:p text:style-name="P14">Conhecimentos Básicos</text:p>
      <text:p text:style-name="P14"><text:tab/>HTML5</text:p>
      <text:p text:style-name="P14"><text:tab/>CSS</text:p>
      <text:p text:style-name="P14"><text:tab/>JavaScript</text:p>
      <text:p text:style-name="P14"><text:tab/>jQuery</text:p>
      <text:p text:style-name="P14"><text:tab/>jQueryMobile</text:p>
      <text:p text:style-name="P14">Desenvolvimento</text:p>
      <text:p text:style-name="P14"><text:tab/>Web</text:p>
      <text:p text:style-name="P14"><text:tab/><text:tab/>CMS Joomla</text:p>
      <text:p text:style-name="P21"><text:tab/><text:tab/><text:tab/>Introdução</text:p>
      <text:p text:style-name="P21"><text:tab/><text:tab/><text:tab/>Pré-requisitos e Instalação</text:p>
      <text:p text:style-name="P21"><text:tab/><text:tab/><text:tab/>Administração</text:p>
      <text:p text:style-name="P21"><text:tab/><text:tab/><text:tab/>Extensões nativas e de terceiros</text:p>
      <text:p text:style-name="P21"><text:tab/><text:tab/><text:tab/>Programação</text:p>
      <text:p text:style-name="P14"><text:tab/>Mobile</text:p>
      <text:p text:style-name="P14"><text:tab/><text:tab/>Intel XDK</text:p>
      <text:p text:style-name="P14"><text:tab/><text:tab/>Phaser</text:p>
      <text:p text:style-name="P14"><text:tab/><text:tab/>Unity3D</text:p>
      <text:p text:style-name="P14"><text:tab/><text:tab/>GDevelop</text:p>
      <text:p text:style-name="P14"><text:tab/><text:tab/>WiMi5</text:p>
      <text:p text:style-name="P14"><text:tab/>Ferramentas</text:p>
      <text:p text:style-name="P14"><text:tab/><text:tab/><text:span text:style-name="T13">Servidor</text:span></text:p>
      <text:p text:style-name="P14"><text:tab/><text:tab/>Editores</text:p>
      <text:p text:style-name="P14"><text:tab/><text:tab/>IDEs</text:p>
      <text:p text:style-name="P14"><text:tab/><text:tab/>Editores de Imagens</text:p>
      <text:p text:style-name="P15"><text:tab/><text:tab/>Editores de <text:span text:style-name="T9">Sprites</text:span></text:p>
      <text:p text:style-name="P14"><text:soft-page-break/><text:tab/><text:tab/>Editores de Áudio</text:p>
      <text:p text:style-name="P14"><text:tab/><text:tab/><text:span text:style-name="T8">3D</text:span></text:p>
      <text:p text:style-name="P14"><text:tab/><text:tab/><text:span text:style-name="T8">Gerador de Instalador</text:span></text:p>
      <text:p text:style-name="P14"><text:tab/><text:span text:style-name="T14">Referências</text:span></text:p>
      <text:p text:style-name="P14"><text:tab/><text:tab/><text:span text:style-name="T14">Cursos Gratuitos</text:span></text:p>
      <text:p text:style-name="P14"><text:tab/><text:tab/><text:span text:style-name="T14">Cursos Pagos</text:span></text:p>
      <text:p text:style-name="P14"><text:tab/><text:tab/><text:span text:style-name="T14">Game Engines</text:span></text:p>
      <text:p text:style-name="P14"><text:tab/><text:tab/><text:span text:style-name="T14">Assets/Recursos Online</text:span></text:p>
      <text:p text:style-name="P14"><text:tab/><text:tab/><text:span text:style-name="T15">Guia de Profissões</text:span></text:p>
      <text:p text:style-name="P14">Meus Livros</text:p>
      <text:p text:style-name="P14">Contato</text:p>
      <text:p text:style-name="P14">Sobre Mim</text:p>
      <text:p text:style-name="P14">Blog</text:p>
      <text:p text:style-name="P14"><text:tab/>Saúde</text:p>
      <text:p text:style-name="P14"><text:tab/>Reflexão</text:p>
      <text:p text:style-name="P14"/>
      <text:p text:style-name="P7"/>
      <text:p text:style-name="P7">Artigos</text:p>
      <text:p text:style-name="P20"/>
      <text:p text:style-name="P20">Criar artigos para todas as categorias.</text:p>
      <text:p text:style-name="P20"/>
      <text:p text:style-name="P7"/>
      <text:p text:style-name="P7"/>
      <text:p text:style-name="P7">Conclusão</text:p>
      <text:p text:style-name="P20"/>
      <text:p text:style-name="P20">Após diversos testes <text:span text:style-name="T10">de várias pessoas e</text:span> das vá<text:span text:style-name="T10">rias categorias, itens de menu, artigos, etc, então divulgar o site.</text:span></text:p>
      <text:p text:style-name="P20"/>
      <text:p text:style-name="P24">É a hora de divulgar nos grandes portais: br-linux, vivaolinux, dicas-l, etc</text:p>
      <text:p text:style-name="P24">Nos fóruns da área</text:p>
      <text:p text:style-name="P24"/>
      <text:p text:style-name="P24">Se for o caso, de forma paga no Google e Facebook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8:11:22.690000000</meta:creation-date>
    <dc:date>2016-04-18T08:27:02.257000000</dc:date>
    <meta:editing-duration>PT1H49M23S</meta:editing-duration>
    <meta:editing-cycles>29</meta:editing-cycles>
    <meta:generator>LibreOffice/5.1.0.3$Windows_x86 LibreOffice_project/5e3e00a007d9b3b6efb6797a8b8e57b51ab1f737</meta:generator>
    <meta:print-date>2016-04-13T10:04:49.713000000</meta:print-date>
    <meta:document-statistic meta:table-count="0" meta:image-count="0" meta:object-count="0" meta:page-count="4" meta:paragraph-count="155" meta:word-count="449" meta:character-count="3055" meta:non-whitespace-character-count="2598"/>
  </office:meta>
</office:document-meta>
</file>